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ctorian age (1837-1901, pg. 246) </text:p>
      <text:p text:style-name="P3"/>
      <text:p text:style-name="P1"/>
      <text:p text:style-name="P8">Queen Victoria</text:p>
      <text:p text:style-name="P6"/>
      <text:p text:style-name="P2">The name of this period came to queen Victoria.</text:p>
      <text:p text:style-name="P2">She became queen when she was only 18 and during a difficult political and economic period.</text:p>
      <text:p text:style-name="P2">She is remembered as good queen because she was very dedicated to the Country.</text:p>
      <text:p text:style-name="P2"/>
      <text:p text:style-name="P8">Reforms Bills and Chartist movement</text:p>
      <text:p text:style-name="P6"/>
      <text:p text:style-name="P2">The middle class was satisfied by the <text:span text:style-name="T1">Reform of Bills of 1832,</text:span> but <text:span text:style-name="T1">the working class still was in very poor condition.</text:span></text:p>
      <text:p text:style-name="P2"/>
      <text:p text:style-name="P2">ERA IL 1838??</text:p>
      <text:p text:style-name="P2">In 1836 the London working men associations called <text:span text:style-name="T1">Chartists </text:span>wrote the<text:span text:style-name="T1"> People's Charter</text:span>, they asked for more freedom and the extension of vote to the working class. But only after<text:span text:style-name="T1"> 1867</text:span> with the <text:span text:style-name="T1">second reform Bills</text:span> workers, excludeed miners and settlers, could vote. </text:p>
      <text:p text:style-name="P2">And only after 1884 with the third Reform Bills all male workers could vote.</text:p>
      <text:p text:style-name="P2">England did not have the armed revolutions.</text:p>
      <text:p text:style-name="P2"/>
      <text:p text:style-name="P2"/>
      <text:p text:style-name="P2">Policy of protecionism was abandoned and after 1846 <text:span text:style-name="T1">free trade</text:span> was adopted.</text:p>
      <text:p text:style-name="P6"/>
      <text:p text:style-name="P6"/>
      <text:p text:style-name="P8">Improve of transport</text:p>
      <text:p text:style-name="P8"/>
      <text:p text:style-name="P2">The<text:span text:style-name="T1"> invention of the locomotive</text:span> was very important for the triumph od industry.</text:p>
      <text:p text:style-name="P2">In 1849 railwais covered much of the Country.</text:p>
      <text:p text:style-name="P2">Regular <text:span text:style-name="T1">steamboat services </text:span><text:span text:style-name="T4">linked Britain America and the rest of the world.</text:span> </text:p>
      <text:p text:style-name="P2"/>
      <text:p text:style-name="P9"/>
      <text:p text:style-name="P8">Social reforms</text:p>
      <text:p text:style-name="P6"/>
      <text:p text:style-name="P6">The Mines Act <text:span text:style-name="T4">(1862) forbidding the employment of woman and children in mines.</text:span></text:p>
      <text:p text:style-name="P6">The Emancipation of religious sects<text:span text:style-name="T4"> (1871) which allowed catholics to hold government jobs.</text:span></text:p>
      <text:p text:style-name="P2"><text:span text:style-name="T6">The Trade Uniun Act </text:span><text:span text:style-name="T5">(1875) which legalize the activities of the union of workers. These unions play an important role in the internal policy.</text:span></text:p>
      <text:p text:style-name="P2"><text:span text:style-name="T5"/></text:p>
      <text:p text:style-name="P2"><text:span text:style-name="T5"/></text:p>
      <text:p text:style-name="P8">Political parties</text:p>
      <text:p text:style-name="P8"/>
      <text:p text:style-name="P2"><text:span text:style-name="T5">During Victoria's reign were born the parties of </text:span><text:span text:style-name="T6">Conservatives </text:span><text:span text:style-name="T5">and the </text:span><text:span text:style-name="T6">Liberals.</text:span></text:p>
      <text:p text:style-name="P10"><text:span text:style-name="T7">In 1900 was born the </text:span><text:span text:style-name="T6">Labour Party. T</text:span><text:span text:style-name="T7">hanks to this and the third Reform Bill, rappresentatives of workers can sit in Parliament. </text:span></text:p>
      <text:p text:style-name="P6"/>
      <text:p text:style-name="P8"/>
      <text:p text:style-name="P8"/>
      <text:p text:style-name="P8"><text:soft-page-break/>The irish question</text:p>
      <text:p text:style-name="P6"/>
      <text:p text:style-name="P7">A <text:span text:style-name="T1">movement for Irish independence</text:span>: Charles S. Parnell asked for <text:span text:style-name="T1">Home Rule (self-government)</text:span> for Ireland. This was presented in the Houses of Parliament two times but was </text:p>
      <text:p text:style-name="P6">always rejected.</text:p>
      <text:p text:style-name="P6"/>
      <text:p text:style-name="P6"/>
      <text:p text:style-name="P11"/>
      <text:p text:style-name="P6"/>
      <text:p text:style-name="P6"/>
      <text:p text:style-name="P2">The most important keywords were <text:span text:style-name="T1">respectability (strict, respectable and decent "code" of behaviour) </text:span><text:span text:style-name="T1">and Victorian Compromise.</text:span><text:span text:style-name="T1"> </text:span></text:p>
      <text:p text:style-name="P2">Social and political: was an age of a big contraddition, and an age of many reforms. <text:s/></text:p>
      <text:p text:style-name="P2"/>
      <text:p text:style-name="P2">There were <text:span text:style-name="T1">Optimistics </text:span>and <text:tab/>P<text:span text:style-name="T1">essimistics </text:span>in this period.</text:p>
      <text:p text:style-name="P2"><text:span text:style-name="T1">Pessimistics</text:span> told that the social contrast in the Country will develop and will have taken to a situation where the social classes will in conflict.</text:p>
      <text:p text:style-name="P2"/>
      <text:p text:style-name="P2"/>
      <text:p text:style-name="P2">1) <text:span text:style-name="T1">Utilitarianism</text:span> (Jerency Bentham --&gt; John Stuar Mill) --&gt; Charles Dickens </text:p>
      <text:p text:style-name="P2">2) <text:span text:style-name="T1">The theory of evolution</text:span> (Charles Darwin) --&gt; 2<text:span text:style-name="T2">nd </text:span><text:span text:style-name="T3"><text:s/>half of the XIX century literature; Thomas Hardhy</text:span></text:p>
      <text:p text:style-name="P2">3) <text:span text:style-name="T1">Religious revival</text:span></text:p>
      <text:p text:style-name="P2">4) <text:span text:style-name="T1">Socialism </text:span></text:p>
      <text:p text:style-name="P2"/>
      <text:p text:style-name="P2">The new workers starts to claim more rights</text:p>
      <text:p text:style-name="P2"/>
      <text:p text:style-name="P2"/>
      <text:p text:style-name="P2">1832: first great reform Bills.</text:p>
      <text:p text:style-name="P2">Is the year of the passage from Romantic age to the Victorian age.</text:p>
      <text:p text:style-name="P2"/>
      <text:p text:style-name="P2"/>
      <text:p text:style-name="P2"/>
      <text:p text:style-name="P2">The novel rappresents the main form of litera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4M29S</meta:editing-duration>
    <meta:editing-cycles>16</meta:editing-cycles>
    <meta:generator>OpenOffice/4.1.3$Win32 OpenOffice.org_project/413m1$Build-9783</meta:generator>
    <dc:date>2017-11-27T19:01:51.98</dc:date>
    <dc:creator>Cristian Borelli</dc:creator>
    <meta:document-statistic meta:table-count="0" meta:image-count="0" meta:object-count="0" meta:page-count="2" meta:paragraph-count="38" meta:word-count="443" meta:character-count="2683"/>
    <meta:user-defined meta:name="Info 1"/>
    <meta:user-defined meta:name="Info 2"/>
    <meta:user-defined meta:name="Info 3"/>
    <meta:user-defined meta:name="Info 4"/>
  </office:meta>
</office:document-meta>
</file>